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00fed" officeooo:paragraph-rsid="00000fe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11721" officeooo:paragraph-rsid="0001172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11721" officeooo:paragraph-rsid="00011721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30e3d" officeooo:paragraph-rsid="00030e3d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09b39c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108058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098d49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12227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17b757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1b8d51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10ce3c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09b39c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011721" officeooo:paragraph-rsid="00011721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011721" officeooo:paragraph-rsid="002eec49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011721" officeooo:paragraph-rsid="0030c3c5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officeooo:rsid="002a85df" officeooo:paragraph-rsid="002a85df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11721" officeooo:paragraph-rsid="00011721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11721" officeooo:paragraph-rsid="00011721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56c3c" officeooo:paragraph-rsid="00056c3c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e350d" officeooo:paragraph-rsid="002e350d" style:font-size-asian="12.25pt" style:font-weight-asian="bold" style:font-size-complex="14pt" style:font-weight-complex="bold"/>
    </style:style>
    <style:style style:name="T1" style:family="text">
      <style:text-properties officeooo:rsid="00011721"/>
    </style:style>
    <style:style style:name="T2" style:family="text">
      <style:text-properties style:text-underline-style="none"/>
    </style:style>
    <style:style style:name="T3" style:family="text">
      <style:text-properties officeooo:rsid="00072508"/>
    </style:style>
    <style:style style:name="T4" style:family="text">
      <style:text-properties officeooo:rsid="00098d49"/>
    </style:style>
    <style:style style:name="T5" style:family="text">
      <style:text-properties officeooo:rsid="000b4657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a85ad"/>
    </style:style>
    <style:style style:name="T8" style:family="text">
      <style:text-properties style:text-underline-style="solid" style:text-underline-width="auto" style:text-underline-color="font-color" officeooo:rsid="00165c98"/>
    </style:style>
    <style:style style:name="T9" style:family="text">
      <style:text-properties style:text-underline-style="solid" style:text-underline-width="auto" style:text-underline-color="font-color" officeooo:rsid="0017b757"/>
    </style:style>
    <style:style style:name="T10" style:family="text">
      <style:text-properties style:text-underline-style="solid" style:text-underline-width="auto" style:text-underline-color="font-color" officeooo:rsid="001b8d51"/>
    </style:style>
    <style:style style:name="T11" style:family="text">
      <style:text-properties style:text-underline-style="solid" style:text-underline-width="auto" style:text-underline-color="font-color" officeooo:rsid="002cb625"/>
    </style:style>
    <style:style style:name="T12" style:family="text">
      <style:text-properties style:text-underline-style="solid" style:text-underline-width="auto" style:text-underline-color="font-color" officeooo:rsid="0031b128"/>
    </style:style>
    <style:style style:name="T13" style:family="text">
      <style:text-properties style:text-underline-style="solid" style:text-underline-width="auto" style:text-underline-color="font-color" officeooo:rsid="002e65f8"/>
    </style:style>
    <style:style style:name="T14" style:family="text">
      <style:text-properties officeooo:rsid="00165c98"/>
    </style:style>
    <style:style style:name="T15" style:family="text">
      <style:text-properties officeooo:rsid="0017b757"/>
    </style:style>
    <style:style style:name="T16" style:family="text">
      <style:text-properties officeooo:rsid="0018c5f4"/>
    </style:style>
    <style:style style:name="T17" style:family="text">
      <style:text-properties officeooo:rsid="001a85ad"/>
    </style:style>
    <style:style style:name="T18" style:family="text">
      <style:text-properties officeooo:rsid="001b8d51"/>
    </style:style>
    <style:style style:name="T19" style:family="text">
      <style:text-properties officeooo:rsid="001e338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71ad2" style:font-style-asian="italic" style:font-style-complex="italic"/>
    </style:style>
    <style:style style:name="T23" style:family="text">
      <style:text-properties officeooo:rsid="002b6343"/>
    </style:style>
    <style:style style:name="T24" style:family="text">
      <style:text-properties officeooo:rsid="002cb625"/>
    </style:style>
    <style:style style:name="T25" style:family="text">
      <style:text-properties officeooo:rsid="002e65f8"/>
    </style:style>
    <style:style style:name="T26" style:family="text">
      <style:text-properties officeooo:rsid="002fd7a1"/>
    </style:style>
    <style:style style:name="T27" style:family="text">
      <style:text-properties officeooo:rsid="0030c3c5"/>
    </style:style>
    <style:style style:name="T28" style:family="text">
      <style:text-properties officeooo:rsid="0031b1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E GESTION PARTIE</text:p>
      <text:p text:style-name="P1"/>
      <text:p text:style-name="P2"><text:span text:style-name="T20">Algorithme</text:span><text:span text:style-name="T2"> gestionPartie</text:span></text:p>
      <text:p text:style-name="P2"/>
      <text:p text:style-name="P20">données :</text:p>
      <text:p text:style-name="P3"><text:tab/><text:span text:style-name="T13">type</text:span><text:span text:style-name="T25"> statutPartie </text:span><text:span text:style-name="T13">structure</text:span></text:p>
      <text:p text:style-name="P14"><text:tab/><text:tab/><text:span text:style-name="T25">plateau : tableau [0..</text:span>iLargeurPlateau<text:span text:style-name="T25">-1, 0..</text:span>iHauteurPlateau<text:span text:style-name="T25">-1</text:span><text:span text:style-name="T26">] d’entiers</text:span></text:p>
      <text:p text:style-name="P14"><text:tab/><text:tab/><text:span text:style-name="T26">bCoupSpecialJ1 : bool</text:span></text:p>
      <text:p text:style-name="P15"><text:span text:style-name="T26"><text:tab/><text:tab/>bCoupSpecialJ</text:span><text:span text:style-name="T27">2</text:span><text:span text:style-name="T26"> : bool</text:span></text:p>
      <text:p text:style-name="P15"><text:tab/><text:span text:style-name="T12">fin structure</text:span></text:p>
      <text:p text:style-name="P2"/>
      <text:p text:style-name="P18">variables :<text:span text:style-name="T2"> </text:span></text:p>
      <text:p text:style-name="P3"><text:tab/>iHauteurPlateau : entier</text:p>
      <text:p text:style-name="P3"><text:tab/>iLargeurPlateau : entier</text:p>
      <text:p text:style-name="P3"><text:tab/>iNbJeton : entier <text:span text:style-name="T21">// </text:span><text:span text:style-name="T22">nombre de jetons à aligner pour gagner</text:span></text:p>
      <text:p text:style-name="P3"><text:tab/>iJ1 : entier</text:p>
      <text:p text:style-name="P4"><text:tab/>iJ2<text:span text:style-name="T1"> : entier</text:span></text:p>
      <text:p text:style-name="P4"/>
      <text:p text:style-name="P19">début :</text:p>
      <text:p text:style-name="P11"><text:tab/><text:span text:style-name="T3">iHauteurPlateau</text:span>← saisir()</text:p>
      <text:p text:style-name="P6"><text:tab/><text:span text:style-name="T14">i</text:span><text:span text:style-name="T4">Largeur</text:span><text:span text:style-name="T3">Plateau</text:span>← saisir()</text:p>
      <text:p text:style-name="P7"><text:tab/><text:span text:style-name="T5">iNbJeton</text:span>← saisir()</text:p>
      <text:p text:style-name="P8"><text:tab/><text:span text:style-name="T8">if</text:span><text:span text:style-name="T14"> (</text:span><text:span text:style-name="T15">choisirCommencer</text:span><text:span text:style-name="T19">()</text:span><text:span text:style-name="T15"> == 1) </text:span><text:span text:style-name="T9">alors</text:span></text:p>
      <text:p text:style-name="P9"><text:tab/><text:tab/><text:span text:style-name="T15">iJ1 </text:span>←<text:span text:style-name="T15">1</text:span></text:p>
      <text:p text:style-name="P9"><text:span text:style-name="T15"><text:tab/><text:tab/>iJ2 </text:span>←<text:span text:style-name="T16">2</text:span></text:p>
      <text:p text:style-name="P10"><text:tab/><text:span text:style-name="T10">sinon</text:span></text:p>
      <text:p text:style-name="P10"><text:tab/><text:tab/><text:span text:style-name="T15">iJ1 </text:span>←<text:span text:style-name="T18">2</text:span></text:p>
      <text:p text:style-name="P10"><text:span text:style-name="T15"><text:tab/><text:tab/>iJ2 </text:span>←<text:span text:style-name="T18">1</text:span></text:p>
      <text:p text:style-name="P10"><text:span text:style-name="T17"><text:tab/></text:span><text:span text:style-name="T10">f</text:span><text:span text:style-name="T7">in si</text:span></text:p>
      <text:p text:style-name="P16"><text:tab/><text:span text:style-name="T6">tant que</text:span> aaa <text:span text:style-name="T6">faire</text:span></text:p>
      <text:p text:style-name="P5"><text:tab/><text:tab/></text:p>
      <text:p text:style-name="P5"/>
      <text:p text:style-name="P5"><text:tab/><text:span text:style-name="T11">fin tant qu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4T12:09:29.019087404</meta:creation-date>
    <dc:date>2023-12-16T08:05:42.191000000</dc:date>
    <meta:editing-duration>PT29M23S</meta:editing-duration>
    <meta:editing-cycles>5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8" meta:word-count="80" meta:character-count="560" meta:non-whitespace-character-count="475"/>
  </office:meta>
</office:document-meta>
</file>